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71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27.66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.46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48.28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44.93mm"/>
    </style:style>
    <style:style style:name="co11" style:family="table-column">
      <style:table-column-properties fo:break-before="auto" style:column-width="36.57mm"/>
    </style:style>
    <style:style style:name="co12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ackground-color="#c0c0c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ackground-color="#3fbdb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2ecc71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" style:family="table-cell" style:parent-style-name="Default" style:data-style-name="N99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ackground-color="#bebd3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c0c0c0"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99">
      <style:table-cell-properties fo:background-color="#c0c0c0"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5" style:family="table-cell" style:parent-style-name="Default">
      <style:table-cell-properties fo:background-color="#fdbc4b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47" style:family="table-cell" style:parent-style-name="Default" style:data-style-name="N4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5" style:family="table-cell" style:parent-style-name="Default" style:data-style-name="N99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mm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ackground-color="#fdbc4b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enarios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5" table:number-columns-repeated="4" table:default-cell-style-name="ce16"/>
        <table:table-row table:style-name="ro1">
          <table:table-cell table:style-name="ce4" office:value-type="string" calcext:value-type="string">
            <text:p>Scenario</text:p>
          </table:table-cell>
          <table:table-cell table:style-name="ce4" office:value-type="string" calcext:value-type="string">
            <text:p>Component Type</text:p>
          </table:table-cell>
          <table:table-cell table:style-name="ce4" office:value-type="string" calcext:value-type="string">
            <text:p>WorkManager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Throughpu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e Callou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131 / mi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8528 / min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11192 / min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vice Callou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1653 / min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8498 / min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12059 / min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rvice Callou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52 / min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77 / min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rvice Callou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607 / min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1242 / min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meter to Python</text:p>
          </table:table-cell>
          <table:table-cell office:value-type="string" calcext:value-type="string">
            <text:p>not applied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8679 / min</text:p>
          </table:table-cell>
          <table:table-cell table:number-columns-repeated="4"/>
        </table:table-row>
        <table:table-row table:style-name="ro1" table:number-rows-repeated="2"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number-columns-repeated="5"/>
          <table:table-cell table:number-columns-repeated="4"/>
        </table:table-row>
      </table:table>
      <table:table table:name="Scenarios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text:p>Global WorkManager</text:p>
          </table:table-cell>
          <table:covered-table-cell table:number-columns-repeated="2" table:style-name="ce22"/>
          <table:table-cell table:number-columns-repeated="2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3" table:number-rows-spanned="1">
            <text:p>Asynchronous</text:p>
          </table:table-cell>
          <table:covered-table-cell table:number-columns-repeated="2" table:style-name="ce22"/>
          <table:table-cell table:number-columns-repeated="2"/>
        </table:table-row>
        <table:table-row table:style-name="ro1">
          <table:table-cell table:number-columns-repeated="2"/>
          <table:table-cell table:style-name="ce22" office:value-type="string" calcext:value-type="string">
            <text:p>Scenario 1</text:p>
          </table:table-cell>
          <table:table-cell table:style-name="ce22" office:value-type="string" calcext:value-type="string">
            <text:p>Scenario 2</text:p>
          </table:table-cell>
          <table:table-cell table:style-name="ce22" office:value-type="string" calcext:value-type="string">
            <text:p>Scenario 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AsyncCalloutSharedWkmPS</text:p>
          </table:table-cell>
          <table:table-cell table:style-name="ce33" office:value-type="string" calcext:value-type="string">
            <text:p>RouteSharedWkmPS</text:p>
          </table:table-cell>
          <table:table-cell table:style-name="ce33" office:value-type="string" calcext:value-type="string">
            <text:p>PublishSharedWkmP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otal Time Execution</text:p>
          </table:table-cell>
          <table:table-cell table:style-name="ce9" office:value-type="time" office:time-value="PT00H17M36S" calcext:value-type="time">
            <text:p>00:17:36</text:p>
          </table:table-cell>
          <table:table-cell table:style-name="ce9" office:value-type="time" office:time-value="PT00H02M07S" calcext:value-type="time">
            <text:p>00:02:07</text:p>
          </table:table-cell>
          <table:table-cell table:style-name="ce9" office:value-type="time" office:time-value="PT00H02M08S" calcext:value-type="time">
            <text:p>00:02:0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umber of Samples</text:p>
          </table:table-cell>
          <table:table-cell table:style-name="ce10" office:value-type="float" office:value="1002" calcext:value-type="float">
            <text:p>1002</text:p>
          </table:table-cell>
          <table:table-cell table:style-name="ce15" office:value-type="float" office:value="18046" calcext:value-type="float">
            <text:p>18046</text:p>
          </table:table-cell>
          <table:table-cell table:style-name="ce10" office:value-type="float" office:value="23873" calcext:value-type="float">
            <text:p>2387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Latest Sample</text:p>
          </table:table-cell>
          <table:table-cell office:value-type="float" office:value="443948" calcext:value-type="float">
            <text:p>443948</text:p>
          </table:table-cell>
          <table:table-cell table:style-name="ce16" office:value-type="float" office:value="8013" calcext:value-type="float">
            <text:p>8013</text:p>
          </table:table-cell>
          <table:table-cell table:style-name="ce11" office:value-type="float" office:value="7955" calcext:value-type="float">
            <text:p>795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10" office:value-type="float" office:value="416925" calcext:value-type="float">
            <text:p>416925</text:p>
          </table:table-cell>
          <table:table-cell table:style-name="ce15" office:value-type="float" office:value="5158" calcext:value-type="float">
            <text:p>5158</text:p>
          </table:table-cell>
          <table:table-cell table:style-name="ce10" office:value-type="float" office:value="3884" calcext:value-type="float">
            <text:p>388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eviation</text:p>
          </table:table-cell>
          <table:table-cell office:value-type="float" office:value="46769" calcext:value-type="float">
            <text:p>46769</text:p>
          </table:table-cell>
          <table:table-cell table:style-name="ce16" office:value-type="float" office:value="469" calcext:value-type="float">
            <text:p>469</text:p>
          </table:table-cell>
          <table:table-cell table:style-name="ce11" office:value-type="float" office:value="1702" calcext:value-type="float">
            <text:p>170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hroughput</text:p>
          </table:table-cell>
          <table:table-cell table:style-name="ce10" office:value-type="string" calcext:value-type="string">
            <text:p>131 / min</text:p>
          </table:table-cell>
          <table:table-cell table:style-name="ce15" office:value-type="string" calcext:value-type="string">
            <text:p>8528 / min</text:p>
          </table:table-cell>
          <table:table-cell table:style-name="ce10" office:value-type="string" calcext:value-type="string">
            <text:p>11192 / min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edian</text:p>
          </table:table-cell>
          <table:table-cell office:value-type="float" office:value="423660" calcext:value-type="float">
            <text:p>423660</text:p>
          </table:table-cell>
          <table:table-cell table:style-name="ce16" office:value-type="float" office:value="5011" calcext:value-type="float">
            <text:p>5011</text:p>
          </table:table-cell>
          <table:table-cell table:style-name="ce11" office:value-type="float" office:value="4215" calcext:value-type="float">
            <text:p>421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Lock has occurred ?</text:p>
          </table:table-cell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in Response Time</text:p>
          </table:table-cell>
          <table:table-cell office:value-type="string" calcext:value-type="string">
            <text:p>-</text:p>
          </table:table-cell>
          <table:table-cell table:style-name="ce16" office:value-type="string" calcext:value-type="string">
            <text:p>5 seconds 1 ms</text:p>
          </table:table-cell>
          <table:table-cell table:style-name="ce11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ax Response Time</text:p>
          </table:table-cell>
          <table:table-cell table:style-name="ce10" office:value-type="string" calcext:value-type="string">
            <text:p>-</text:p>
          </table:table-cell>
          <table:table-cell table:style-name="ce15" office:value-type="string" calcext:value-type="string">
            <text:p>12 seconds 23 ms</text:p>
          </table:table-cell>
          <table:table-cell table:style-name="ce1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29" office:value-type="string" calcext:value-type="string">
            <text:p>Avg. Response Time</text:p>
          </table:table-cell>
          <table:table-cell table:style-name="ce38" office:value-type="string" calcext:value-type="string">
            <text:p>-</text:p>
          </table:table-cell>
          <table:table-cell table:style-name="ce44" office:value-type="string" calcext:value-type="string">
            <text:p>5 seconds 155 ms</text:p>
          </table:table-cell>
          <table:table-cell table:style-name="ce38" office:value-type="string" calcext:value-type="string">
            <text:p>-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3" table:number-rows-spanned="1">
            <text:p>Private WorkManager</text:p>
          </table:table-cell>
          <table:covered-table-cell table:number-columns-repeated="2" table:style-name="ce22"/>
          <table:table-cell table:number-columns-repeated="2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3" table:number-rows-spanned="1">
            <text:p>Asynchronous</text:p>
          </table:table-cell>
          <table:covered-table-cell table:number-columns-repeated="2" table:style-name="ce22"/>
          <table:table-cell table:number-columns-repeated="2"/>
        </table:table-row>
        <table:table-row table:style-name="ro1">
          <table:table-cell table:number-columns-repeated="2"/>
          <table:table-cell table:style-name="ce22" office:value-type="string" calcext:value-type="string">
            <text:p>Scenario 4</text:p>
          </table:table-cell>
          <table:table-cell table:style-name="ce22" office:value-type="string" calcext:value-type="string">
            <text:p>Scenario 5</text:p>
          </table:table-cell>
          <table:table-cell table:style-name="ce22" office:value-type="string" calcext:value-type="string">
            <text:p>Scenario 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AsyncCalloutPrivateWkmPS</text:p>
          </table:table-cell>
          <table:table-cell table:style-name="ce33" office:value-type="string" calcext:value-type="string">
            <text:p>RoutePrivateWkmPS</text:p>
          </table:table-cell>
          <table:table-cell table:style-name="ce33" office:value-type="string" calcext:value-type="string">
            <text:p>PublishPrivateWkmP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otal Time Execution</text:p>
          </table:table-cell>
          <table:table-cell table:style-name="ce40" office:value-type="time" office:time-value="PT00H02M23S" calcext:value-type="time">
            <text:p>00:02:23</text:p>
          </table:table-cell>
          <table:table-cell table:style-name="ce9" office:value-type="time" office:time-value="PT00H02M07S" calcext:value-type="time">
            <text:p>00:02:07</text:p>
          </table:table-cell>
          <table:table-cell table:style-name="ce9" office:value-type="time" office:time-value="PT00H02M13S" calcext:value-type="time">
            <text:p>00:02: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umber of Samples</text:p>
          </table:table-cell>
          <table:table-cell table:style-name="ce15" office:value-type="float" office:value="3941" calcext:value-type="float">
            <text:p>3941</text:p>
          </table:table-cell>
          <table:table-cell table:style-name="ce10" office:value-type="float" office:value="17987" calcext:value-type="float">
            <text:p>17987</text:p>
          </table:table-cell>
          <table:table-cell table:style-name="ce10" office:value-type="float" office:value="26613" calcext:value-type="float">
            <text:p>2661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Latest Sample</text:p>
          </table:table-cell>
          <table:table-cell table:style-name="ce16" office:value-type="float" office:value="28876" calcext:value-type="float">
            <text:p>28876</text:p>
          </table:table-cell>
          <table:table-cell table:style-name="ce11" office:value-type="float" office:value="8011" calcext:value-type="float">
            <text:p>8011</text:p>
          </table:table-cell>
          <table:table-cell table:style-name="ce11" office:value-type="float" office:value="17842" calcext:value-type="float">
            <text:p>1784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15" office:value-type="float" office:value="25402" calcext:value-type="float">
            <text:p>25402</text:p>
          </table:table-cell>
          <table:table-cell table:style-name="ce10" office:value-type="float" office:value="5125" calcext:value-type="float">
            <text:p>5125</text:p>
          </table:table-cell>
          <table:table-cell table:style-name="ce10"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eviation</text:p>
          </table:table-cell>
          <table:table-cell table:style-name="ce16" office:value-type="float" office:value="11616" calcext:value-type="float">
            <text:p>11616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1310" calcext:value-type="float">
            <text:p>131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hroughput</text:p>
          </table:table-cell>
          <table:table-cell table:style-name="ce15" office:value-type="string" calcext:value-type="string">
            <text:p>1653 / min</text:p>
          </table:table-cell>
          <table:table-cell table:style-name="ce10" office:value-type="string" calcext:value-type="string">
            <text:p>8498 / min</text:p>
          </table:table-cell>
          <table:table-cell table:style-name="ce10" office:value-type="string" calcext:value-type="string">
            <text:p>12059 / min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edian</text:p>
          </table:table-cell>
          <table:table-cell table:style-name="ce16" office:value-type="float" office:value="25997" calcext:value-type="float">
            <text:p>25997</text:p>
          </table:table-cell>
          <table:table-cell table:style-name="ce11" office:value-type="float" office:value="5011" calcext:value-type="float">
            <text:p>5011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Lock has occurred ?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in Response Time</text:p>
          </table:table-cell>
          <table:table-cell table:style-name="ce16" office:value-type="string" calcext:value-type="string">
            <text:p>5 seconds 5 ms</text:p>
          </table:table-cell>
          <table:table-cell table:style-name="ce11" office:value-type="string" calcext:value-type="string">
            <text:p>5 seconds 2 ms</text:p>
          </table:table-cell>
          <table:table-cell table:style-name="ce11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ax Response Time</text:p>
          </table:table-cell>
          <table:table-cell table:style-name="ce15" office:value-type="string" calcext:value-type="string">
            <text:p>25 seconds 839 ms</text:p>
          </table:table-cell>
          <table:table-cell table:style-name="ce10" office:value-type="string" calcext:value-type="string">
            <text:p>12 seconds 26 ms</text:p>
          </table:table-cell>
          <table:table-cell table:style-name="ce1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29" office:value-type="string" calcext:value-type="string">
            <text:p>Avg. Response Time</text:p>
          </table:table-cell>
          <table:table-cell table:style-name="ce44" office:value-type="string" calcext:value-type="string">
            <text:p>9 seconds 374 ms</text:p>
          </table:table-cell>
          <table:table-cell table:style-name="ce38" office:value-type="string" calcext:value-type="string">
            <text:p>5 seconds 123 ms</text:p>
          </table:table-cell>
          <table:table-cell table:style-name="ce38" office:value-type="string" calcext:value-type="string">
            <text:p>-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2" table:number-rows-spanned="1">
            <text:p>Global WorkManager</text:p>
          </table:table-cell>
          <table:covered-table-cell table:style-name="ce22"/>
          <table:table-cell table:number-columns-repeated="3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2" table:number-rows-spanned="1">
            <text:p>Synchronous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Scenario 7</text:p>
          </table:table-cell>
          <table:table-cell table:style-name="ce22" office:value-type="string" calcext:value-type="string">
            <text:p>Scenario 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SyncCalloutSharedWkmPS</text:p>
          </table:table-cell>
          <table:table-cell table:style-name="ce33" office:value-type="string" calcext:value-type="string">
            <text:p>SyncPublishSharedWkmP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otal Time Execution</text:p>
          </table:table-cell>
          <table:table-cell table:style-name="ce9" office:value-type="time" office:time-value="PT00H19M13S" calcext:value-type="time">
            <text:p>00:19:13</text:p>
          </table:table-cell>
          <table:table-cell table:style-name="ce9" office:value-type="time" office:time-value="PT00H12M50S" calcext:value-type="time">
            <text:p>00:12:5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umber of Samples</text:p>
          </table:table-cell>
          <table:table-cell table:number-columns-repeated="2" table:style-name="ce10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atest Sample</text:p>
          </table:table-cell>
          <table:table-cell office:value-type="float" office:value="1093193" calcext:value-type="float">
            <text:p>1093193</text:p>
          </table:table-cell>
          <table:table-cell table:style-name="ce11" office:value-type="float" office:value="717411" calcext:value-type="float">
            <text:p>71741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10" office:value-type="float" office:value="1118494" calcext:value-type="float">
            <text:p>1118494</text:p>
          </table:table-cell>
          <table:table-cell table:style-name="ce10" office:value-type="float" office:value="737096" calcext:value-type="float">
            <text:p>73709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eviation</text:p>
          </table:table-cell>
          <table:table-cell office:value-type="float" office:value="59837" calcext:value-type="float">
            <text:p>59837</text:p>
          </table:table-cell>
          <table:table-cell table:style-name="ce11" office:value-type="float" office:value="37566" calcext:value-type="float">
            <text:p>3756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hroughput</text:p>
          </table:table-cell>
          <table:table-cell table:style-name="ce10" office:value-type="string" calcext:value-type="string">
            <text:p>52 / min</text:p>
          </table:table-cell>
          <table:table-cell table:style-name="ce10" office:value-type="string" calcext:value-type="string">
            <text:p>77 / min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Median</text:p>
          </table:table-cell>
          <table:table-cell office:value-type="float" office:value="1122533" calcext:value-type="float">
            <text:p>1122533</text:p>
          </table:table-cell>
          <table:table-cell table:style-name="ce11" office:value-type="float" office:value="738891" calcext:value-type="float">
            <text:p>73889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Lock has occurred ?</text:p>
          </table:table-cell>
          <table:table-cell table:number-columns-repeated="2" table:style-name="ce1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Min Response Time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ax Response Time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style-name="ce29" office:value-type="string" calcext:value-type="string">
            <text:p>Avg. Response Time</text:p>
          </table:table-cell>
          <table:table-cell table:number-columns-repeated="2" table:style-name="ce38" office:value-type="string" calcext:value-type="string">
            <text:p>-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2" table:number-rows-spanned="1">
            <text:p>Private WorkManager</text:p>
          </table:table-cell>
          <table:covered-table-cell table:style-name="ce22"/>
          <table:table-cell table:number-columns-repeated="3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2" table:number-rows-spanned="1">
            <text:p>Synchronous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Scenario 9</text:p>
          </table:table-cell>
          <table:table-cell table:style-name="ce22" office:value-type="string" calcext:value-type="string">
            <text:p>Scenario 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3" office:value-type="string" calcext:value-type="string">
            <text:p>SyncCalloutPrivateWkmPS</text:p>
          </table:table-cell>
          <table:table-cell table:style-name="ce33" office:value-type="string" calcext:value-type="string">
            <text:p>SyncPublishPrivateWkmP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otal Time Execution</text:p>
          </table:table-cell>
          <table:table-cell table:style-name="ce47" office:value-type="time" office:time-value="PT00H03M03S" calcext:value-type="time">
            <text:p>00:03:03</text:p>
          </table:table-cell>
          <table:table-cell table:style-name="ce47" office:value-type="time" office:time-value="PT00H02M31S" calcext:value-type="time">
            <text:p>00:02:3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umber of Samples</text:p>
          </table:table-cell>
          <table:table-cell table:style-name="ce23" office:value-type="float" office:value="1854" calcext:value-type="float">
            <text:p>1854</text:p>
          </table:table-cell>
          <table:table-cell table:style-name="ce23" office:value-type="float" office:value="3135" calcext:value-type="float">
            <text:p>3135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atest Sample</text:p>
          </table:table-cell>
          <table:table-cell table:style-name="ce24" office:value-type="float" office:value="661155" calcext:value-type="float">
            <text:p>661155</text:p>
          </table:table-cell>
          <table:table-cell table:style-name="ce24" office:value-type="float" office:value="37972" calcext:value-type="float">
            <text:p>3797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3" office:value-type="float" office:value="66622" calcext:value-type="float">
            <text:p>66622</text:p>
          </table:table-cell>
          <table:table-cell table:style-name="ce23" office:value-type="float" office:value="33608" calcext:value-type="float">
            <text:p>33608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eviation</text:p>
          </table:table-cell>
          <table:table-cell table:style-name="ce24" office:value-type="float" office:value="15912" calcext:value-type="float">
            <text:p>15912</text:p>
          </table:table-cell>
          <table:table-cell table:style-name="ce24" office:value-type="float" office:value="13020" calcext:value-type="float">
            <text:p>1302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hroughput</text:p>
          </table:table-cell>
          <table:table-cell table:style-name="ce23" office:value-type="string" calcext:value-type="string">
            <text:p>607 / min</text:p>
          </table:table-cell>
          <table:table-cell table:style-name="ce23" office:value-type="string" calcext:value-type="string">
            <text:p>1242 / min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Median</text:p>
          </table:table-cell>
          <table:table-cell table:style-name="ce24" office:value-type="float" office:value="68066" calcext:value-type="float">
            <text:p>68066</text:p>
          </table:table-cell>
          <table:table-cell table:style-name="ce24" office:value-type="float" office:value="37960" calcext:value-type="float">
            <text:p>3796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Lock has occurred ?</text:p>
          </table:table-cell>
          <table:table-cell table:number-columns-repeated="2" table:style-name="ce2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Min Response Time</text:p>
          </table:table-cell>
          <table:table-cell table:style-name="ce24" office:value-type="string" calcext:value-type="string">
            <text:p>5 seconds 15 ms</text:p>
          </table:table-cell>
          <table:table-cell table:style-name="ce24" office:value-type="string" calcext:value-type="string">
            <text:p>5 seconds 5 m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ax Response Time</text:p>
          </table:table-cell>
          <table:table-cell table:style-name="ce23" office:value-type="string" calcext:value-type="string">
            <text:p>15 seconds 75 ms</text:p>
          </table:table-cell>
          <table:table-cell table:style-name="ce23" office:value-type="string" calcext:value-type="string">
            <text:p>18 seconds 188 ms</text:p>
          </table:table-cell>
          <table:table-cell table:number-columns-repeated="3"/>
        </table:table-row>
        <table:table-row table:style-name="ro1">
          <table:table-cell/>
          <table:table-cell table:style-name="ce29" office:value-type="string" calcext:value-type="string">
            <text:p>Avg. Response Time</text:p>
          </table:table-cell>
          <table:table-cell table:style-name="ce51" office:value-type="string" calcext:value-type="string">
            <text:p>8 seconds 121 ms</text:p>
          </table:table-cell>
          <table:table-cell table:style-name="ce51" office:value-type="string" calcext:value-type="string">
            <text:p>8 seconds 857 ms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4" office:value-type="string" calcext:value-type="string">
            <text:p>Python Api Directl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office:value-type="string" calcext:value-type="string">
            <text:p>Synchronou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2" office:value-type="string" calcext:value-type="string">
            <text:p>Scenario 1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Python API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otal Time Execution</text:p>
          </table:table-cell>
          <table:table-cell table:style-name="ce9" office:value-type="time" office:time-value="PT00H02M06S" calcext:value-type="time">
            <text:p>00:02:0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umber of Samples</text:p>
          </table:table-cell>
          <table:table-cell table:style-name="ce10" office:value-type="float" office:value="18230" calcext:value-type="float">
            <text:p>1823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Latest Sample</text:p>
          </table:table-cell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10"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eviation</text:p>
          </table:table-cell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hroughput</text:p>
          </table:table-cell>
          <table:table-cell table:style-name="ce10" office:value-type="string" calcext:value-type="string">
            <text:p>8679 / min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edian</text:p>
          </table:table-cell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Lock has occurred ?</text:p>
          </table:table-cell>
          <table:table-cell table:style-name="ce1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in Response Time</text:p>
          </table:table-cell>
          <table:table-cell office:value-type="string" calcext:value-type="string">
            <text:p>5 seconds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Max Response Time</text:p>
          </table:table-cell>
          <table:table-cell office:value-type="string" calcext:value-type="string">
            <text:p>5 seconds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string" calcext:value-type="string">
            <text:p>Avg. Response Time</text:p>
          </table:table-cell>
          <table:table-cell table:style-name="ce38" office:value-type="string" calcext:value-type="string">
            <text:p>5 second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00-00-00</text:date>, <text:time style:data-style-name="N2" text:time-value="16:29:40.237858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6:33:47.205654520</meta:creation-date>
    <dc:date>2017-03-20T17:01:40.799487763</dc:date>
    <meta:editing-duration>PT3H51M6S</meta:editing-duration>
    <meta:editing-cycles>22</meta:editing-cycles>
    <meta:generator>LibreOffice/5.3.0.3$Linux_X86_64 LibreOffice_project/7074905676c47b82bbcfbea1aeefc84afe1c50e1</meta:generator>
    <meta:document-statistic meta:table-count="2" meta:cell-count="268" meta:object-count="0"/>
  </office:meta>
</office:document-meta>
</file>